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2A1D0000159845992620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963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TexMathsArgs="14§latex§\begin{table}&#10;\begin{tabular}{cccc|cccc|c|cccc}&#10;\hline&#10;\\&#10;\\&#10;\hline&#10;Q_3 &amp; Q_2 &amp; Q_1 &amp; Q_0 &amp; Q_3 &amp; Q_2 &amp; Q_1 &amp; Q_0 &amp; y&amp; T_3 &amp; T_2 &amp; T_1 &amp; T_0 \\&#10;\hline&#10;0&amp; 0&amp; 0&amp; 0    &amp;0 &amp; 0&amp; 0&amp;1 &amp; 0   &amp;0 &amp;0 &amp; 0&amp;1  \\&#10;0&amp; 0&amp; 0&amp; 1   &amp; 0&amp; 0&amp; 1&amp; 0  &amp; 0  &amp; 0&amp; 0&amp; 1&amp; 1 \\&#10;0&amp; 0&amp; 1&amp; 0   &amp; 0&amp; 0&amp; 1&amp; 1  &amp; 0 &amp; 0&amp; 0&amp; 0&amp; 1 \\&#10;0&amp; 0&amp; 1&amp; 1   &amp; 0&amp; 1&amp; 0&amp; 0   &amp; 0 &amp; 0&amp; 1&amp; 1&amp; 1 \\&#10;0&amp; 1&amp; 0&amp; 0   &amp; 0&amp; 1&amp; 0&amp; 1  &amp; 0 &amp; 0&amp; 0&amp; 0&amp; 1 \\&#10;0&amp; 1&amp; 0&amp; 1   &amp; 0&amp; 1&amp; 1&amp; 0  &amp; 0  &amp; 0&amp; 0&amp; 1&amp; 1 \\&#10;0&amp; 1&amp; 1&amp; 0   &amp; 0&amp; 1&amp; 1&amp; 1  &amp; 0  &amp; 0&amp; 0&amp; 0&amp; 1 \\&#10;0&amp; 1&amp; 1&amp; 1   &amp; 1&amp; 0&amp; 0&amp; 0  &amp; 0  &amp; 1&amp; 1&amp; 1&amp; 1 \\&#10;1&amp; 0&amp; 0&amp; 0   &amp; 1&amp; 0&amp; 0&amp; 1  &amp; 0  &amp; 0&amp; 0&amp; 0&amp; 1 \\&#10;1&amp; 0&amp; 0&amp; 1   &amp; 0&amp; 0&amp; 0&amp; 0  &amp; 1 &amp; 1&amp; 0&amp; 0&amp; 1 \\&#10;\hline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P2" style:family="paragraph">
      <style:paragraph-properties fo:text-align="end" style:writing-mode="rl-tb"/>
    </style:style>
    <style:style style:name="P3" style:family="paragraph">
      <style:paragraph-properties fo:text-align="end" style:writing-mode="rl-tb"/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P4" style:family="paragraph">
      <style:paragraph-properties fo:text-align="center"/>
    </style:style>
    <style:style style:name="T1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01cm" svg:height="0.582cm" svg:x="2.921cm" svg:y="0.254cm">
          <draw:text-box>
            <text:p><text:span text:style-name="T1">موجودہ حالت</text:span></text:p>
          </draw:text-box>
        </draw:frame>
        <draw:frame draw:style-name="gr1" draw:text-style-name="P1" draw:layer="layout" svg:width="1.315cm" svg:height="0.582cm" svg:x="4.699cm" svg:y="0.254cm">
          <draw:text-box>
            <text:p><text:span text:style-name="T1">اگلی حالت</text:span></text:p>
          </draw:text-box>
        </draw:frame>
        <draw:frame draw:style-name="gr2" draw:text-style-name="P3" draw:layer="layout" svg:width="1.016cm" svg:height="0.582cm" svg:x="7.239cm" svg:y="0.254cm">
          <draw:text-box>
            <text:p text:style-name="P2"><text:span text:style-name="T1">مداخل</text:span></text:p>
          </draw:text-box>
        </draw:frame>
        <draw:frame draw:style-name="gr2" draw:text-style-name="P3" xml:id="id2" draw:id="id2" draw:layer="layout" svg:width="2.54cm" svg:height="1.244cm" svg:x="0.127cm" svg:y="2.413cm">
          <draw:text-box>
            <text:p text:style-name="P2"><text:span text:style-name="T1">1001</text:span><text:span text:style-name="T1"> کے بعد دوبارہ</text:span></text:p>
            <text:p text:style-name="P2"><text:span text:style-name="T1">0000</text:span><text:span text:style-name="T1"> سے گنتی شروع</text:span></text:p>
            <text:p text:style-name="P2"><text:span text:style-name="T1">ہوتی ہے</text:span></text:p>
          </draw:text-box>
          <draw:glue-point draw:id="4" svg:x="3.5cm" svg:y="-2.958cm"/>
          <draw:glue-point draw:id="5" svg:x="3.5cm" svg:y="0.104cm"/>
          <draw:glue-point draw:id="6" svg:x="3.5cm" svg:y="3.167cm"/>
        </draw:frame>
        <draw:custom-shape draw:style-name="gr3" draw:text-style-name="P4" xml:id="id1" draw:id="id1" draw:layer="layout" svg:width="2.032cm" svg:height="0.381cm" svg:x="2.54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778cm" svg:height="0.381cm" svg:x="4.572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draw:line-skew="0.891cm" svg:x1="3.556cm" svg:y1="4.445cm" svg:x2="2.286cm" svg:y2="2.668cm" draw:start-shape="id1" draw:end-shape="id2" draw:end-glue-point="4" svg:d="m3556 4445c0-2461-1270-1573-1270-1777">
          <text:p/>
        </draw:connector>
        <draw:connector draw:style-name="gr4" draw:text-style-name="P4" draw:layer="layout" draw:type="curve" svg:x1="5.461cm" svg:y1="4.445cm" svg:x2="2.286cm" svg:y2="3.047cm" draw:start-shape="id3" draw:start-glue-point="4" draw:end-shape="id2" draw:end-glue-point="5" svg:d="m5461 4445c0-932-1058-1398-3175-1398">
          <text:p/>
        </draw:connector>
        <draw:custom-shape draw:style-name="gr3" draw:text-style-name="P4" draw:layer="layout" svg:width="0.635cm" svg:height="0.381cm" svg:x="1.524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381cm" svg:x="1.524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1.651cm" draw:transform="rotate (-1.57079632679579) translate (4.445cm 0.762cm)">
          <text:p/>
          <draw:enhanced-geometry svg:viewBox="0 0 21600 21600" draw:glue-points="21600 0 0 10800 21600 21600" draw:text-areas="13800 ?f9 21600 ?f10" draw:type="left-brace" draw:modifiers="1800 10525.42372881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4" draw:layer="layout" svg:width="0.127cm" svg:height="1.778cm" draw:transform="rotate (-1.57079632679579) translate (6.35cm 0.762cm)">
          <text:p/>
          <draw:enhanced-geometry svg:viewBox="0 0 21600 21600" draw:glue-points="21600 0 0 10800 21600 21600" draw:text-areas="13800 ?f9 21600 ?f10" draw:type="left-brace" draw:modifiers="1800 1104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4" draw:layer="layout" svg:width="0.127cm" svg:height="1.651cm" draw:transform="rotate (-1.57079632679579) translate (8.509cm 0.762cm)">
          <text:p/>
          <draw:enhanced-geometry svg:viewBox="0 0 21600 21600" draw:glue-points="21600 0 0 10800 21600 21600" draw:text-areas="13800 ?f9 21600 ?f10" draw:type="left-brace" draw:modifiers="1800 10538.498789346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0.896cm" svg:height="0.582cm" svg:x="6.096cm" svg:y="0.254cm">
          <draw:text-box>
            <text:p><text:span text:style-name="T1">مخارج</text:span></text:p>
          </draw:text-box>
        </draw:frame>
        <draw:custom-shape draw:style-name="gr5" draw:text-style-name="P4" draw:layer="layout" svg:width="0.127cm" svg:height="0.508cm" draw:transform="rotate (-1.57079632679579) translate (6.858cm 0.76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4" draw:layer="layout" svg:width="6.096cm" svg:height="4.572cm" svg:x="2.54cm" svg:y="0.254cm">
          <draw:image xlink:href="Pictures/2000000100002A1D000015984599262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5T17:22:48</dc:date>
    <dc:creator>kkk </dc:creator>
    <meta:generator>LibreOffice/3.3$Linux LibreOffice_project/330m19$Build-401</meta:generator>
    <meta:editing-duration>PT5H13M13S</meta:editing-duration>
    <meta:editing-cycles>29</meta:editing-cycles>
    <meta:document-statistic meta:object-count="16"/>
  </office:meta>
</office:document-meta>
</file>